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60000003E8041CD75C4F136A9.png" manifest:media-type="image/png"/>
  <manifest:file-entry manifest:full-path="Pictures/100002010000005F0000003CDC95003408C9223A.png" manifest:media-type="image/png"/>
  <manifest:file-entry manifest:full-path="Pictures/10000201000000A00000006EBB21926551621D40.png" manifest:media-type="image/png"/>
  <manifest:file-entry manifest:full-path="Pictures/1000020100000209000000D91DADBAE2F3A10138.png" manifest:media-type="image/png"/>
  <manifest:file-entry manifest:full-path="Pictures/1000020100000098000000DDC1F1F446851E029F.png" manifest:media-type="image/png"/>
  <manifest:file-entry manifest:full-path="Pictures/1000020100000092000000337E29DF7BE9129B76.png" manifest:media-type="image/png"/>
  <manifest:file-entry manifest:full-path="Pictures/100002010000020B00000095F8665A5BC79C5BCF.png" manifest:media-type="image/png"/>
  <manifest:file-entry manifest:full-path="Pictures/100002010000015E000001D2CDFC7D1FBC41A192.png" manifest:media-type="image/png"/>
  <manifest:file-entry manifest:full-path="Pictures/10000201000000B9000000A039B6D1529B6D85FB.png" manifest:media-type="image/png"/>
  <manifest:file-entry manifest:full-path="Pictures/1000020100000159000000833D70586026D7517B.png" manifest:media-type="image/png"/>
  <manifest:file-entry manifest:full-path="Pictures/10000201000000E100000036D2353B10F8E8BDBC.png" manifest:media-type="image/png"/>
  <manifest:file-entry manifest:full-path="Pictures/10000201000000FD000000605EF66DEDCEC9B9C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1d3d" officeooo:paragraph-rsid="00161d3d"/>
    </style:style>
    <style:style style:name="P2" style:family="paragraph" style:parent-style-name="Standard">
      <style:text-properties officeooo:rsid="0016a6f8" officeooo:paragraph-rsid="00161d3d"/>
    </style:style>
    <style:style style:name="P3" style:family="paragraph" style:parent-style-name="Header">
      <style:text-properties officeooo:rsid="00174c9a" officeooo:paragraph-rsid="00174c9a"/>
    </style:style>
    <style:style style:name="P4" style:family="paragraph" style:parent-style-name="Standard">
      <style:text-properties officeooo:rsid="0016a6f8" officeooo:paragraph-rsid="00161d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012cm" svg:y="-0.002cm" svg:width="2.514cm" svg:height="1.588cm" draw:z-index="0"><draw:image xlink:href="Pictures/100002010000005F0000003CDC95003408C9223A.png" xlink:type="simple" xlink:show="embed" xlink:actuate="onLoad" loext:mime-type="image/png"/></draw:frame><text:s/></text:p>
      <text:p text:style-name="P1"/>
      <text:p text:style-name="P1"/>
      <text:p text:style-name="P1"><draw:frame draw:style-name="fr2" draw:name="Image2" text:anchor-type="char" svg:x="-0.002cm" svg:y="0.173cm" svg:width="4.233cm" svg:height="2.91cm" draw:z-index="1"><draw:image xlink:href="Pictures/10000201000000A00000006EBB21926551621D40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><draw:frame draw:style-name="fr2" draw:name="Image3" text:anchor-type="char" svg:x="-0.002cm" svg:y="0.392cm" svg:width="13.787cm" svg:height="5.741cm" draw:z-index="2"><draw:image xlink:href="Pictures/1000020100000209000000D91DADBAE2F3A10138.png" xlink:type="simple" xlink:show="embed" xlink:actuate="onLoad" loext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x="0.138cm" svg:y="0.547cm" svg:width="3.863cm" svg:height="1.349cm" draw:z-index="3"><draw:image xlink:href="Pictures/1000020100000092000000337E29DF7BE9129B76.png" xlink:type="simple" xlink:show="embed" xlink:actuate="onLoad" loext:mime-type="image/png"/></draw:frame></text:p>
      <text:p text:style-name="P1"/>
      <text:p text:style-name="P1"><text:s/></text:p>
      <text:p text:style-name="P1"><draw:frame draw:style-name="fr2" draw:name="Image5" text:anchor-type="char" svg:x="0.242cm" svg:y="0.22cm" svg:width="9.26cm" svg:height="12.331cm" draw:z-index="4"><draw:image xlink:href="Pictures/100002010000015E000001D2CDFC7D1FBC41A192.png" xlink:type="simple" xlink:show="embed" xlink:actuate="onLoad" loext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6" text:anchor-type="char" svg:x="-0.002cm" svg:y="0.302cm" svg:width="4.895cm" svg:height="4.233cm" draw:z-index="5"><draw:image xlink:href="Pictures/10000201000000B9000000A039B6D1529B6D85FB.png" xlink:type="simple" xlink:show="embed" xlink:actuate="onLoad" loext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char" svg:x="0.162cm" svg:y="0.601cm" svg:width="13.839cm" svg:height="3.942cm" draw:z-index="6"><draw:image xlink:href="Pictures/100002010000020B00000095F8665A5BC79C5BCF.png" xlink:type="simple" xlink:show="embed" xlink:actuate="onLoad" loext:mime-type="image/png"/></draw:frame></text:p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char" svg:x="0.185cm" svg:y="0.035cm" svg:width="4.815cm" svg:height="1.64cm" draw:z-index="7"><draw:image xlink:href="Pictures/10000201000000B60000003E8041CD75C4F136A9.png" xlink:type="simple" xlink:show="embed" xlink:actuate="onLoad" loext:mime-type="image/png"/></draw:frame><text:s/></text:p>
      <text:p text:style-name="P1"/>
      <text:p text:style-name="P1"/>
      <text:p text:style-name="P1"><draw:frame draw:style-name="fr2" draw:name="Image9" text:anchor-type="char" svg:x="0.48cm" svg:y="0.349cm" svg:width="4.022cm" svg:height="5.847cm" draw:z-index="8"><draw:image xlink:href="Pictures/1000020100000098000000DDC1F1F446851E029F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char" svg:x="0.998cm" svg:y="0.155cm" svg:width="9.128cm" svg:height="3.466cm" draw:z-index="9"><draw:image xlink:href="Pictures/1000020100000159000000833D70586026D7517B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2"><draw:frame draw:style-name="fr2" draw:name="Image11" text:anchor-type="char" svg:x="0.499cm" svg:y="0.467cm" svg:width="6.694cm" svg:height="2.54cm" draw:z-index="10"><draw:image xlink:href="Pictures/10000201000000FD000000605EF66DEDCEC9B9C2.png" xlink:type="simple" xlink:show="embed" xlink:actuate="onLoad" loext:mime-type="image/png"/></draw:frame><text:s/></text:p>
      <text:p text:style-name="P2"/>
      <text:p text:style-name="P2"/>
      <text:p text:style-name="P2"><draw:frame draw:style-name="fr1" draw:name="Image12" text:anchor-type="char" svg:x="-0.002cm" svg:y="0.496cm" svg:width="5.953cm" svg:height="1.429cm" draw:z-index="11"><draw:image xlink:href="Pictures/10000201000000E100000036D2353B10F8E8BDBC.png" xlink:type="simple" xlink:show="embed" xlink:actuate="onLoad" loext:mime-type="image/png"/></draw:frame><text:soft-page-break/></text:p>
      <text:p text:style-name="P2"/>
      <text:p text:style-name="P2"><text:s/></text:p>
      <text:p text:style-name="P2"/>
      <text:p text:style-name="P2"><text:s text:c="2"/></text:p>
      <text:p text:style-name="P2"/>
      <text:p text:style-name="P2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" fo:font-family="'Source Sans Pro'" style:font-style-name="Regular" style:font-family-generic="swiss" style:font-pitch="variable" fo:font-size="13.699999809265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4c9a" officeooo:paragraph-rsid="00174c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seful Operators in Python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01:05:43.656000000</meta:creation-date>
    <dc:date>2021-04-02T08:51:34.299000000</dc:date>
    <meta:editing-duration>PT11H43M59S</meta:editing-duration>
    <meta:editing-cycles>3</meta:editing-cycles>
    <meta:generator>LibreOffice/6.4.7.2$Windows_X86_64 LibreOffice_project/639b8ac485750d5696d7590a72ef1b496725cfb5</meta:generator>
    <meta:document-statistic meta:table-count="0" meta:image-count="12" meta:object-count="0" meta:page-count="3" meta:paragraph-count="15" meta:word-count="4" meta:character-count="41" meta:non-whitespace-character-count="23"/>
  </office:meta>
</office:document-meta>
</file>